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80" draw:auto-grow-height="false" fo:min-height="0.749cm" fo:min-width="0.499cm" fo:wrap-option="no-wrap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cm" fo:min-width="0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5cm" svg:height="2.5cm" draw:transform="rotate (1.5707963267946) translate (16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6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17.5cm" svg:height="2.5cm" draw:transform="rotate (1.5707963267946) translate (19.5cm 53cm)">
          <text:p text:style-name="P1"><text:span text:style-name="T1">SLA 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61cm" svg:height="3.5cm" svg:x="12.539cm" svg:y="54cm">
          <draw:text-box>
            <text:p text:style-name="P3"><text:span text:style-name="T1">Nodo 1</text:span></text:p>
          </draw:text-box>
        </draw:frame>
        <draw:frame draw:style-name="gr4" draw:text-style-name="P4" draw:layer="layout" svg:width="3.457cm" svg:height="3.5cm" svg:x="35.043cm" svg:y="54cm">
          <draw:text-box>
            <text:p text:style-name="P3"><text:span text:style-name="T1">Nodo 2</text:span></text:p>
          </draw:text-box>
        </draw:frame>
        <draw:frame draw:style-name="gr4" draw:text-style-name="P4" draw:layer="layout" svg:width="3.461cm" svg:height="3.5cm" svg:x="57cm" svg:y="54cm">
          <draw:text-box>
            <text:p text:style-name="P3"><text:span text:style-name="T1">Nodo 3</text:span></text:p>
          </draw:text-box>
        </draw:frame>
        <draw:custom-shape draw:style-name="gr5" draw:text-style-name="P2" draw:layer="layout" svg:width="4cm" svg:height="2.5cm" svg:x="12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2" draw:layer="layout" svg:width="17.5cm" svg:height="2.5cm" draw:transform="rotate (1.5707963267946) translate (38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28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4cm" svg:height="2.5cm" svg:x="34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2" draw:layer="layout" svg:width="17.5cm" svg:height="2.5cm" draw:transform="rotate (1.5707963267946) translate (60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50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4cm" svg:height="2.5cm" svg:x="56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id="id1" draw:layer="layout" svg:width="9cm" svg:height="1.5cm" svg:x="10.5cm" svg:y="5.5cm">
          <text:p text:style-name="P1"><text:span text:style-name="T1">&lt;index1, Hashtabl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7cm">
          <text:p text:style-name="P1"><text:span text:style-name="T1">&lt;index2, Hashtable</text:span><text:span text:style-name="T1">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8.5cm">
          <text:p text:style-name="P1"><text:span text:style-name="T1">&lt;index3, Hashtable</text:span><text:span text:style-name="T1">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10cm">
          <text:p text:style-name="P1"><text:span text:style-name="T1">&lt;index4, Hashtable</text:span><text:span text:style-name="T1">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5.4cm">
          <text:p text:style-name="P1"><text:span text:style-name="T1">&lt;type1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6.9cm">
          <text:p text:style-name="P1"><text:span text:style-name="T1">&lt;type2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id="id2" draw:layer="layout" svg:width="8cm" svg:height="1.5cm" svg:x="24cm" svg:y="8.4cm">
          <text:p text:style-name="P1"><text:span text:style-name="T1">&lt;type3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9.9cm">
          <text:p text:style-name="P1"><text:span text:style-name="T1">&lt;type4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6" draw:text-style-name="P5" draw:layer="layout" svg:x1="19.5cm" svg:y1="6.25cm" svg:x2="24cm" svg:y2="9.15cm" draw:start-shape="id1" draw:start-glue-point="1" draw:end-shape="id2" draw:end-glue-point="3" svg:d="m19500 6250h2250v2900h2250">
          <text:p text:style-name="P3"/>
        </draw:connector>
        <draw:custom-shape draw:style-name="gr5" draw:text-style-name="P2" draw:id="id3" draw:layer="layout" svg:width="1.5cm" svg:height="3cm" svg:x="37cm" svg:y="5.5cm">
          <text:p text:style-name="P1"><text:span text:style-name="T1">v1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38.5cm" svg:y="5.5cm">
          <text:p text:style-name="P1"><text:span text:style-name="T1">v2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40cm" svg:y="5.5cm">
          <text:p text:style-name="P1"><text:span text:style-name="T1">v3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3cm" svg:height="3cm" svg:x="41.5cm" svg:y="5.5cm">
          <text:p text:style-name="P1"><text:span text:style-name="T1">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44.5cm" svg:y="5.5cm">
          <text:p text:style-name="P1"><text:span text:style-name="T1">v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7" draw:text-style-name="P4" draw:layer="layout" svg:width="7.5cm" svg:height="1.5cm" svg:x="38.2cm" svg:y="4cm">
          <draw:text-box>
            <text:p text:style-name="P4"><text:span text:style-name="T1">Queue&lt;type3&gt;</text:span></text:p>
          </draw:text-box>
        </draw:frame>
        <draw:connector draw:style-name="gr6" draw:text-style-name="P5" draw:layer="layout" svg:x1="32cm" svg:y1="9.15cm" svg:x2="37cm" svg:y2="7cm" draw:start-shape="id2" draw:start-glue-point="1" draw:end-shape="id3" draw:end-glue-point="3" svg:d="m32000 9150h2500v-2150h2500">
          <text:p text:style-name="P3"/>
        </draw:connector>
        <draw:line draw:style-name="gr6" draw:text-style-name="P5" draw:layer="layout" svg:x1="9cm" svg:y1="6.3cm" svg:x2="10.5cm" svg:y2="6.3cm">
          <text:p text:style-name="P3"/>
        </draw:line>
        <draw:line draw:style-name="gr8" draw:text-style-name="P5" draw:layer="layout" svg:x1="9cm" svg:y1="4.3cm" svg:x2="9cm" svg:y2="6.3cm">
          <text:p text:style-name="P3"/>
        </draw:line>
        <draw:frame draw:style-name="gr7" draw:text-style-name="P4" draw:layer="layout" svg:width="8.5cm" svg:height="1.5cm" svg:x="13.5cm" svg:y="4cm">
          <draw:text-box>
            <text:p text:style-name="P4"><text:span text:style-name="T1">Dsm</text:span></text:p>
          </draw:text-box>
        </draw:frame>
        <draw:frame draw:style-name="gr7" draw:text-style-name="P4" draw:layer="layout" svg:width="8.5cm" svg:height="1.5cm" svg:x="24cm" svg:y="4cm">
          <draw:text-box>
            <text:p text:style-name="P4"><text:span text:style-name="T1">Hashtable&lt;index1&gt;</text:span></text:p>
          </draw:text-box>
        </draw:frame>
        <draw:frame draw:style-name="gr7" draw:text-style-name="P4" draw:layer="layout" svg:width="8.5cm" svg:height="1.5cm" svg:x="4.5cm" svg:y="2.5cm">
          <draw:text-box>
            <text:p text:style-name="P4"><text:span text:style-name="T1">IN &lt;index1, type3&gt;</text:span></text:p>
          </draw:text-box>
        </draw:frame>
        <draw:line draw:style-name="gr6" draw:text-style-name="P5" draw:layer="layout" svg:x1="37.8cm" svg:y1="10.5cm" svg:x2="39.3cm" svg:y2="10.5cm">
          <text:p text:style-name="P3"/>
        </draw:line>
        <draw:line draw:style-name="gr8" draw:text-style-name="P5" draw:layer="layout" svg:x1="37.8cm" svg:y1="8.5cm" svg:x2="37.8cm" svg:y2="10.5cm">
          <text:p text:style-name="P3"/>
        </draw:line>
        <draw:frame draw:style-name="gr7" draw:text-style-name="P4" draw:layer="layout" svg:width="3.124cm" svg:height="1.5cm" svg:x="39.476cm" svg:y="9.868cm">
          <draw:text-box>
            <text:p text:style-name="P4"><text:span text:style-name="T1">&lt;v1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venger</meta:initial-creator>
    <meta:creation-date>2008-08-10T18:54:16</meta:creation-date>
    <dc:creator>avenger</dc:creator>
    <dc:date>2008-09-19T13:46:11</dc:date>
    <meta:editing-cycles>9</meta:editing-cycles>
    <meta:editing-duration>PT1H55M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